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9c5b" officeooo:paragraph-rsid="000f9c5b" style:font-weight-asian="bold" style:font-weight-complex="bold"/>
    </style:style>
    <style:style style:name="P2" style:family="paragraph" style:parent-style-name="Standard">
      <style:text-properties fo:font-weight="normal" officeooo:rsid="000f9c5b" officeooo:paragraph-rsid="000f9c5b" style:font-weight-asian="normal" style:font-weight-complex="normal"/>
    </style:style>
    <style:style style:name="P3" style:family="paragraph" style:parent-style-name="Standard">
      <style:text-properties fo:font-weight="normal" officeooo:rsid="000f9c5b" officeooo:paragraph-rsid="000f9c5b" style:font-weight-asian="normal" style:font-weight-complex="normal"/>
    </style:style>
    <style:style style:name="P4" style:family="paragraph" style:parent-style-name="Standard">
      <style:text-properties fo:font-weight="normal" officeooo:rsid="00118ae0" officeooo:paragraph-rsid="00118ae0" style:font-weight-asian="normal" style:font-weight-complex="normal"/>
    </style:style>
    <style:style style:name="T1" style:family="text">
      <style:text-properties fo:color="#1584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TTER 4 MONTH ROADMAP</text:p>
      <text:p text:style-name="P1"/>
      <text:p text:style-name="P1"/>
      <text:p text:style-name="P2">To become a hirable Flutter and Dart developer by 31st December, here's a structured roadmap. This plan assumes you have 3 hours daily, breaking down key areas for learning and project work over the next few months.</text:p>
      <text:p text:style-name="P2"/>
      <text:p text:style-name="P2">Phase 1: Fundamentals of Dart and Flutter (2-3 weeks)</text:p>
      <text:p text:style-name="P2">Focus: Learning the basics and getting comfortable with the language and framework.</text:p>
      <text:p text:style-name="P2"/>
      <text:p text:style-name="P2">Week 1-2: Dart Basics</text:p>
      <text:p text:style-name="P2">1. <text:span text:style-name="T1">Dart Syntax (variables, functions, control flow, loops, classes, etc.)</text:span></text:p>
      <text:p text:style-name="P2">2. Object-Oriented Programming (OOP) in Dart</text:p>
      <text:p text:style-name="P2">3. Async programming (Futures, async/await)</text:p>
      <text:p text:style-name="P2">4. Error handling and exceptions</text:p>
      <text:p text:style-name="P2"/>
      <text:p text:style-name="P2">Week 3: Flutter Basics</text:p>
      <text:p text:style-name="P2">1. <text:span text:style-name="T1">Set up the development environment (Android Studio/VSCode)</text:span></text:p>
      <text:p text:style-name="P2">2. <text:span text:style-name="T1">Flutter widgets (StatelessWidget, StatefulWidget)</text:span></text:p>
      <text:p text:style-name="P2">3. <text:span text:style-name="T1">Building layouts (Rows, Columns, Containers)</text:span></text:p>
      <text:p text:style-name="P2">4. Navigation between screens (Navigator)</text:p>
      <text:p text:style-name="P2">5. Handling user inputs (TextField, forms)</text:p>
      <text:p text:style-name="P2"/>
      <text:p text:style-name="P4">project: </text:p>
      <text:p text:style-name="P4"><text:s/>build full app with navigation</text:p>
      <text:p text:style-name="P4"><text:s/>finish up on weekly interfaces</text:p>
      <text:p text:style-name="P2">Phase 2: Intermediate Flutter and State Management (4 weeks)</text:p>
      <text:p text:style-name="P2">Focus: Dive deeper into building more complex apps and learn state management.</text:p>
      <text:p text:style-name="P2"/>
      <text:p text:style-name="P2">Week 4-5: Advanced UI and Forms</text:p>
      <text:p text:style-name="P2">1. Flutter animations (basic and implicit animations)</text:p>
      <text:p text:style-name="P2">2. Advanced widgets (ListView, GridView, etc.)</text:p>
      <text:p text:style-name="P2">3. Forms and validation</text:p>
      <text:p text:style-name="P2">4. Working with media (images, icons, assets)</text:p>
      <text:p text:style-name="P2"/>
      <text:p text:style-name="P2">Week 6-7: State Management</text:p>
      <text:p text:style-name="P2">1. Understanding state in Flutter (setState, lifting state up)</text:p>
      <text:p text:style-name="P2">2. Introduction to state management (Provider, Riverpod, or Bloc)</text:p>
      <text:p text:style-name="P2">3. Build a simple app with Provider (Todo, Counter app)</text:p>
      <text:p text:style-name="P2"/>
      <text:p text:style-name="P2">**Week 8: API Integration** <text:s/></text:p>
      <text:p text:style-name="P2">1. HTTP requests (GET, POST)</text:p>
      <text:p text:style-name="P2">2. Consuming REST APIs (json_serializable, Dio)</text:p>
      <text:p text:style-name="P2">3. Error handling with APIs</text:p>
      <text:p text:style-name="P2">4. Using async and FutureBuilders</text:p>
      <text:p text:style-name="P2"/>
      <text:p text:style-name="P2">### **Phase 3: Real-world Application Development (4-5 weeks)**</text:p>
      <text:p text:style-name="P2">Focus: Work on real-world projects to gain hands-on experience. Build at least two applications with all the concepts you've learned.</text:p>
      <text:p text:style-name="P2"/>
      <text:p text:style-name="P2">**Week 9-10: Build Project 1 (E.g., Weather App, Task Manager)** <text:s/></text:p>
      <text:p text:style-name="P2">1. Setup API integration (e.g., OpenWeather API)</text:p>
      <text:p text:style-name="P2"><text:soft-page-break/>2. State management with Provider/Bloc</text:p>
      <text:p text:style-name="P2">3. Responsive UI (handling different screen sizes)</text:p>
      <text:p text:style-name="P2">4. Persisting data (SharedPreferences/SQLite)</text:p>
      <text:p text:style-name="P2"/>
      <text:p text:style-name="P2">**Week 11-12: Build Project 2 (E.g., E-commerce App)** <text:s/></text:p>
      <text:p text:style-name="P2">1. Implement Firebase for authentication (FirebaseAuth)</text:p>
      <text:p text:style-name="P2">2. Real-time data with Firestore or a local database (Hive/SQLite)</text:p>
      <text:p text:style-name="P2">3. Implement payment gateway integration (e.g., Stripe)</text:p>
      <text:p text:style-name="P2"/>
      <text:p text:style-name="P2">### **Phase 4: Advanced Topics and Final Touches (4 weeks)**</text:p>
      <text:p text:style-name="P2">Focus: Learn advanced topics that will boost your employability and polish your portfolio.</text:p>
      <text:p text:style-name="P2"/>
      <text:p text:style-name="P2">**Week 13-14: Firebase and Native Integrations** <text:s/></text:p>
      <text:p text:style-name="P2">1. Firebase Authentication</text:p>
      <text:p text:style-name="P2">2. Firebase Cloud Firestore</text:p>
      <text:p text:style-name="P2">3. Firebase Cloud Messaging (push notifications)</text:p>
      <text:p text:style-name="P2">4. Integrating native device features (camera, location, sensors)</text:p>
      <text:p text:style-name="P2"/>
      <text:p text:style-name="P2">**Week 15-16: Testing, Deployment &amp; Clean Architecture** <text:s/></text:p>
      <text:p text:style-name="P2">1. Unit Testing, Widget Testing</text:p>
      <text:p text:style-name="P2">2. Build and publish apps to the Play Store (and optionally App Store)</text:p>
      <text:p text:style-name="P2">3. Implement a Clean Architecture (SOLID principles, separation of concerns)</text:p>
      <text:p text:style-name="P2">4. Refactor projects for clean code and maintainability</text:p>
      <text:p text:style-name="P2"/>
      <text:p text:style-name="P2">### **Phase 5: Job Prep and Portfolio (last 2 weeks)**</text:p>
      <text:p text:style-name="P2">**Week 17-18: Final Projects and Job Readiness**</text:p>
      <text:p text:style-name="P2">1. Polish your portfolio by showcasing 2-3 apps</text:p>
      <text:p text:style-name="P2">2. Prepare for interviews (common Dart and Flutter questions)</text:p>
      <text:p text:style-name="P2">3. Practice coding challenges (Leetcode, HackerRank)</text:p>
      <text:p text:style-name="P2">4. Resume building and applying for jobs</text:p>
      <text:p text:style-name="P2"/>
      <text:p text:style-name="P2">---</text:p>
      <text:p text:style-name="P2"/>
      <text:p text:style-name="P2">### **Daily Schedule Breakdown (3 hours daily)**:</text:p>
      <text:p text:style-name="P2">- **1 hour**: Theory (learning, watching tutorials, reading docs)</text:p>
      <text:p text:style-name="P2">- **1 hour**: Practice (coding exercises, building features)</text:p>
      <text:p text:style-name="P2">- **1 hour**: Working on projects or solving bugs</text:p>
      <text:p text:style-name="P2"/>
      <text:p text:style-name="P2">With consistent effort and by focusing on both learning and practical application, you'll be well-prepared to land a Flutter developer role by December.</text:p>
      <text:p text:style-name="P2"/>
      <text:p text:style-name="P2">https://dart-tutorial.com/introduction-and-basics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50:36.565745928</meta:creation-date>
    <dc:date>2024-09-18T22:20:49.142683867</dc:date>
    <meta:editing-duration>PT58M2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70" meta:word-count="535" meta:character-count="3692" meta:non-whitespace-character-count="3214"/>
  </office:meta>
</office:document-meta>
</file>